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7_Wyrażenie_zainteresowania_ogłoszeniem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nik wyraża zainteresowanie ogłoszeniem. System może znaleźć cykliczne dopasowanie i od razu stworzyć dopasowanie oraz czat z innymi użytkownikami lub dodać przedmiot do listy przedmiotów, którymi użytkownik się interesuje oraz listy szybkiej wymiany <text:s/>użytkownika, który jest właścielem przedmiotu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  <text:p text:style-name="Table_20_Contents">Użytkownik ma przynajmniej jedno aktywne ogłoszenie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przechodzi do ekranu przedmiotu poprzez kliknięcie w ogłoszenie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Jeżeli system nie wykrywa cyklicznych zainteresowań: Dodanie przedmiot do listy przedmiotów, którymi użytkonik się interesuje użytkownika oraz listy szybkiej wymiany użytkownika, który jest właścielem przedmiotu.</text:p>
            <text:p text:style-name="Table_20_Contents">Jeżeli system wykrywa cykliczne zainteresowania: Utworzenie czatu z użytkownikiem lub wieloma użytkownikami w zakładce czat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przedmiotu.</text:p>
            <text:p text:style-name="Table_20_Contents">2. Użytkonik wybiera przycisk "Jestem zainteresoany/a".</text:p>
            <text:p text:style-name="Table_20_Contents">3. System nie wykrywa cyklicznego zainteresowania.</text:p>
            <text:p text:style-name="Table_20_Contents">4. System dodaje przedmiot do listy przedmiotów, którymi użytkonik się interesuje użytkownika </text:p>
            <text:p text:style-name="Table_20_Contents">5. System dodaje przedmiot do listy szybkiej wymiany użytkonika, który jest właścielem przedmiotu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1.a.1 Użytkonik klika na odnośnik z imieniem i nazwiskiem użytkownika.</text:p>
            <text:p text:style-name="Table_20_Contents">1.a.2 System wyświetla profil użytkownika.</text:p>
            <text:p text:style-name="Table_20_Contents">1.a.3 Użytkownik opuszcza profil użytkownika po jego przeglądnięciu. Przejście do punktu 1. <text:s/>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3.a.1 System wykrywa cyklieczne zainteresowania. </text:p>
            <text:p text:style-name="Table_20_Contents">3.a.2 System tworzy dopasowanie.</text:p>
            <text:p text:style-name="Table_20_Contents">3.a.3 System tworzy czat z użytkownikiem lub wieloma użytkownikami w zakładce czat. Koniec przypadku użyci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25:14.17</dc:date>
    <meta:editing-duration>PT1H55M11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1" meta:paragraph-count="30" meta:word-count="221" meta:character-count="1817"/>
  </office:meta>
</office:document-meta>
</file>